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paragraph-rsid="00215f15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0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3" style:family="paragraph" style:parent-style-name="Default_20_Text">
      <style:text-properties officeooo:paragraph-rsid="001c6b7f"/>
    </style:style>
    <style:style style:name="P24" style:family="paragraph" style:parent-style-name="Default_20_Text">
      <style:text-properties style:text-underline-style="none"/>
    </style:style>
    <style:style style:name="P25" style:family="paragraph" style:parent-style-name="Default_20_Text">
      <style:text-properties style:font-name="Times New Roman" fo:font-size="10pt" officeooo:paragraph-rsid="002174f8" style:font-size-asian="10pt" style:font-size-complex="10pt"/>
    </style:style>
    <style:style style:name="P26" style:family="paragraph" style:parent-style-name="Default_20_Text">
      <style:text-properties style:font-name="Arial" officeooo:paragraph-rsid="002174f8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officeooo:rsid="00172ccb"/>
    </style:style>
    <style:style style:name="T4" style:family="text">
      <style:text-properties officeooo:rsid="00191876"/>
    </style:style>
    <style:style style:name="T5" style:family="text">
      <style:text-properties officeooo:rsid="001a22d5"/>
    </style:style>
    <style:style style:name="T6" style:family="text">
      <style:text-properties officeooo:rsid="00215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ORDER</text:p>
      <text:p text:style-name="P2"/>
      <text:p text:style-name="P15">This is an ODT template document used to generate personalized documents for your customers or suppliers.</text:p>
      <text:p text:style-name="P15"/>
      <text:p text:style-name="P13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5">mycompany_idprof5 = {mycompany_idprof5}</text:p>
      <text:p text:style-name="P5">mycompany_idprof6 = {mycompany_idprof6}</text:p>
      <text:p text:style-name="P4">mycompany_vatnumber = {mycompany_vatnumber}</text:p>
      <text:p text:style-name="P4">mycompany_note_<text:span text:style-name="T5">private</text:span> = <text:span text:style-name="T5">{mycompany_note_private}</text:span>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5">company_idprof5 = {company_idprof5}</text:p>
      <text:p text:style-name="P5">company_idprof6 = {company_idprof6}</text:p>
      <text:p text:style-name="P4">company_vatnumber = {company_vatnumber}</text:p>
      <text:p text:style-name="P6">company_note_<text:span text:style-name="T4">private</text:span> = <text:span text:style-name="T4">{company_note_private}</text:span></text:p>
      <text:p text:style-name="P6">…</text:p>
      <text:p text:style-name="P2"><text:soft-page-break/></text:p>
      <text:p text:style-name="P7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21">[!-- IF {myuser_email} --]</text:p>
      <text:p text:style-name="P21">My email is defined to {myuser_email}</text:p>
      <text:p text:style-name="P22">[!-- ELSE {myuser_email} --]</text:p>
      <text:p text:style-name="P21">My email is NO<text:span text:style-name="T3">T</text:span> defined</text:p>
      <text:p text:style-name="P21">[!-- ENDIF {myuser_email} --]</text:p>
      <text:p text:style-name="P11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supplier = {object_ref_supplier}</text:p>
      <text:p text:style-name="P4">object_date = {object_date}</text:p>
      <text:p text:style-name="P4">object_date_commande= {object_date}</text:p>
      <text:p text:style-name="P4">object_date_approve= {object_date_approve}</text:p>
      <text:p text:style-name="P23"><text:span text:style-name="T2">object_</text:span><text:bookmark-start text:name="__DdeLink__1618_1752335929"/><text:bookmark-start text:name="__DdeLink__1616_1752335929"/><text:span text:style-name="T2">date_delivery_planed</text:span><text:bookmark-end text:name="__DdeLink__1618_1752335929"/><text:bookmark-end text:name="__DdeLink__1616_1752335929"/><text:span text:style-name="T2">= {object_date_delivery_planed} </text:span>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6">…</text:p>
      <text:p text:style-name="P9"><text:span text:style-name="T6">Extrafield example (testsxf)</text:span>:</text:p>
      <text:p text:style-name="P24">object_options_testexf = {object_options_testexf}</text:p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25"><text:tab/>{line_product_ref}</text:p>
      <text:p text:style-name="P25"><text:tab/>{line_product_ref_fourn}</text:p>
      <text:p text:style-name="P25"><text:tab/>{line_product_type}</text:p>
      <text:p text:style-name="P25"><text:tab/>{line_product_barcode}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2">[!-- END row.lines --]</text:p>
      <text:p text:style-name="P3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20">__Description__</text:p>
            </table:table-cell>
            <table:table-cell table:style-name="Tableau1.A1" office:value-type="string">
              <text:p text:style-name="P20">__VatRate__</text:p>
            </table:table-cell>
            <table:table-cell table:style-name="Tableau1.A1" office:value-type="string">
              <text:p text:style-name="P20">__UP__</text:p>
            </table:table-cell>
            <table:table-cell table:style-name="Tableau1.A1" office:value-type="string">
              <text:p text:style-name="P20">__Qty__</text:p>
            </table:table-cell>
            <table:table-cell table:style-name="Tableau1.A1" office:value-type="string">
              <text:p text:style-name="P20">__Discount__</text:p>
            </table:table-cell>
            <table:table-cell table:style-name="Tableau1.F1" office:value-type="string">
              <text:p text:style-name="P20">__TotalHT__</text:p>
            </table:table-cell>
          </table:table-row>
        </table:table-header-rows>
        <table:table-row>
          <table:table-cell table:style-name="Tableau1.A2" office:value-type="string">
            <text:p text:style-name="P18">[!-- BEGIN row.lines --]{line_fulldesc}</text:p>
            <text:p text:style-name="P18"/>
            <text:p text:style-name="P17">{line_date_start_rfc}</text:p>
            <text:p text:style-name="P17">{line_date_end_rfc}</text:p>
            <text:p text:style-name="P17"/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9">=</text:p>
            <text:p text:style-name="P19">{line_price_ht_locale}</text:p>
            <text:p text:style-name="P16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6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text:span text:style-name="T1"> </text:span></text:p>
      <text:p text:style-name="P26"><text:span text:style-name="T1">or see the code in /htdocs/core/class/commondocgenerator.class.ph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11:55:47.081558744</dc:date>
    <meta:editing-duration>PT6H12M22S</meta:editing-duration>
    <meta:editing-cycles>76</meta:editing-cycles>
    <meta:generator>LibreOffice/7.3.7.2$Linux_X86_64 LibreOffice_project/30$Build-2</meta:generator>
    <dc:creator>Vincent MAURY</dc:creator>
    <meta:document-statistic meta:table-count="1" meta:image-count="0" meta:object-count="0" meta:page-count="3" meta:paragraph-count="126" meta:word-count="426" meta:character-count="4263" meta:non-whitespace-character-count="3957"/>
    <meta:user-defined meta:name="Información 1"/>
    <meta:user-defined meta:name="Información 2"/>
    <meta:user-defined meta:name="Información 3"/>
    <meta:user-defined meta:name="Información 4"/>
  </office:meta>
</office:document-meta>
</file>